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line-height="115%" fo:text-indent="0in" style:auto-text-indent="false"/>
      <style:text-properties style:font-name="DejaVu Sans Mono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Tim is a hipster.</text:p>
      <text:p text:style-name="P1">// Tim will only watch movies that aren't new or aren't famous.</text:p>
      <text:p text:style-name="P1">//</text:p>
      <text:p text:style-name="P1">// Will Tim watch?</text:p>
      <text:p text:style-name="P1">//</text:p>
      <text:p text:style-name="P1">// <text:s text:c="13"/>new <text:s text:c="2"/>not new</text:p>
      <text:p text:style-name="P1">// <text:s text:c="11"/>┌─────┬─────────┐</text:p>
      <text:p text:style-name="P1">// <text:s text:c="4"/>famous │ no <text:s/>│ <text:s text:c="2"/>yes <text:s text:c="2"/>│</text:p>
      <text:p text:style-name="P1">// <text:s text:c="11"/>├─────┼─────────┤</text:p>
      <text:p text:style-name="P1">// not famous │ yes │ <text:s text:c="2"/>yes <text:s text:c="2"/>│</text:p>
      <text:p text:style-name="P1">// <text:s text:c="11"/>└─────┴─────────┘</text:p>
      <text:p text:style-name="P1">//</text:p>
      <text:p text:style-name="P1">// Complete the below code to match Tim's criteria:</text:p>
      <text:p text:style-name="P1"/>
      <text:p text:style-name="P1">boolean willTimWatch(boolean isNew, boolean isFamous) {</text:p>
      <text:p text:style-name="P1"><text:tab/>return ___________________________________________;</text:p>
      <text:p text:style-name="P1">}</text:p>
      <text:p text:style-name="P1"/>
      <text:p text:style-name="P1">// Daniel likes fun movies.</text:p>
      <text:p text:style-name="P1">// Daniel will only watch movies that aren't sad and aren't long.</text:p>
      <text:p text:style-name="P1">//</text:p>
      <text:p text:style-name="P1">// Will Daniel watch?</text:p>
      <text:p text:style-name="P1">//</text:p>
      <text:p text:style-name="P1">// <text:s text:c="11"/>sad <text:s text:c="2"/>not sad</text:p>
      <text:p text:style-name="P1">// <text:s text:c="9"/>┌─────┬─────────┐</text:p>
      <text:p text:style-name="P1">// <text:s text:c="4"/>long │ no <text:s/>│ <text:s text:c="2"/>no <text:s text:c="3"/>│</text:p>
      <text:p text:style-name="P1">// <text:s text:c="9"/>├─────┼─────────┤</text:p>
      <text:p text:style-name="P1">// not long │ no <text:s/>│ <text:s text:c="2"/>yes <text:s text:c="2"/>│</text:p>
      <text:p text:style-name="P1">// <text:s text:c="9"/>└─────┴─────────┘</text:p>
      <text:p text:style-name="P1">//</text:p>
      <text:p text:style-name="P1">// Complete the below code to match Daniels's criteria:</text:p>
      <text:p text:style-name="P1"/>
      <text:p text:style-name="P1">boolean willDanielWatch(boolean isSad, boolean isLong) {</text:p>
      <text:p text:style-name="P1"><text:tab/>return ___________________________________________;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09:00:27.733254825</meta:creation-date>
    <dc:date>2025-04-14T09:58:25.936983337</dc:date>
    <meta:editing-duration>PT14M25S</meta:editing-duration>
    <meta:editing-cycles>7</meta:editing-cycles>
    <meta:generator>LibreOffice/24.8.3.2$Linux_X86_64 LibreOffice_project/480$Build-2</meta:generator>
    <meta:print-date>2025-04-14T09:08:59.257187004</meta:print-date>
    <meta:document-statistic meta:table-count="0" meta:image-count="0" meta:object-count="0" meta:page-count="1" meta:paragraph-count="32" meta:word-count="134" meta:character-count="905" meta:non-whitespace-character-count="685"/>
  </office:meta>
</office:document-meta>
</file>